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text-properties fo:color="#000000" loext:opacity="100%" style:font-name="LM Mono Prop 102" fo:font-size="13pt" fo:font-weight="bold" style:font-size-asian="13pt" style:font-weight-asian="bold" style:font-name-complex="Times New Roman1" style:font-size-complex="13pt" style:font-weight-complex="bold"/>
    </style:style>
    <style:style style:name="P2"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3" style:family="paragraph" style:parent-style-name="Standard">
      <style:paragraph-properties fo:text-align="center" style:justify-single-word="false"/>
      <style:text-properties fo:color="#808080" loext:opacity="100%" style:font-name="LM Mono Prop 102" fo:font-size="8.5pt" style:font-size-asian="8.5pt" style:font-name-complex="Times New Roman1" style:font-size-complex="8.5pt"/>
    </style:style>
    <style:style style:name="P4"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5"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7" style:family="paragraph" style:parent-style-name="Standard">
      <style:paragraph-properties fo:margin-left="1in" fo:margin-right="0.0626in" fo:text-align="start" style:justify-single-word="false" fo:text-indent="-1in" style:auto-text-indent="false"/>
      <style:text-properties officeooo:paragraph-rsid="0065fe80"/>
    </style:style>
    <style:style style:name="P8"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1in" fo:margin-right="0.0626in" fo:text-align="justify" style:justify-single-word="false" fo:text-indent="-1in" style:auto-text-indent="false">
        <style:tab-stops>
          <style:tab-stop style:position="7.4374in" style:type="right"/>
        </style:tab-stops>
      </style:paragraph-properties>
    </style:style>
    <style:style style:name="P10"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11" style:family="paragraph" style:parent-style-name="List_20_Paragraph" style:list-style-name="WWNum1">
      <style:paragraph-properties fo:margin-left="1.1252in" fo:margin-right="0.0626in" fo:text-align="justify"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style:font-name="LM Mono Prop 101" fo:font-size="9pt" officeooo:paragraph-rsid="00593c9e" style:font-size-asian="9pt" style:font-name-complex="Times New Roman1" style:font-size-complex="9pt" fo:hyphenate="true" fo:hyphenation-remain-char-count="2" fo:hyphenation-push-char-count="2" loext:hyphenation-no-caps="false" loext:hyphenation-no-last-word="false" loext:hyphenation-word-char-count="5" loext:hyphenation-zone="no-limit"/>
    </style:style>
    <style:style style:name="P1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448490" style:font-size-asian="9pt" style:font-name-complex="Times New Roman1" style:font-size-complex="9pt"/>
    </style:style>
    <style:style style:name="P1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14"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5" style:family="paragraph" style:parent-style-name="Standard">
      <style:paragraph-properties>
        <style:tab-stops>
          <style:tab-stop style:position="0.0626in"/>
          <style:tab-stop style:position="1in"/>
          <style:tab-stop style:position="7.3752in" style:type="right"/>
        </style:tab-stops>
      </style:paragraph-properties>
    </style:style>
    <style:style style:name="P16"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42f61f"/>
    </style:style>
    <style:style style:name="P17"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P18"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19" style:family="paragraph" style:parent-style-name="Standard">
      <style:text-properties style:font-name="LM Mono Prop 102" fo:font-size="8pt" style:font-size-asian="8pt" style:font-name-complex="Times New Roman1" style:font-size-complex="8pt"/>
    </style:style>
    <style:style style:name="P20"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21"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22"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23"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26"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27"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28" style:family="paragraph" style:parent-style-name="Standard">
      <style:paragraph-properties fo:margin-left="1in" fo:margin-right="0.0626in" fo:text-align="start" style:justify-single-word="false" fo:text-indent="-1in" style:auto-text-indent="false"/>
    </style:style>
    <style:style style:name="P29"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30" style:family="paragraph" style:parent-style-name="Standard">
      <style:paragraph-properties>
        <style:tab-stops>
          <style:tab-stop style:position="1in"/>
          <style:tab-stop style:position="7.5in" style:type="right"/>
        </style:tab-stops>
      </style:paragraph-properties>
    </style:style>
    <style:style style:name="P31" style:family="paragraph" style:parent-style-name="Standard">
      <style:paragraph-properties>
        <style:tab-stops>
          <style:tab-stop style:position="0.0626in"/>
          <style:tab-stop style:position="1in"/>
        </style:tab-stops>
      </style:paragraph-properties>
    </style:style>
    <style:style style:name="P32" style:family="paragraph" style:parent-style-name="Standard">
      <style:text-properties style:font-name="LM Mono Prop 102" fo:font-size="6pt" style:font-size-asian="6pt" style:font-name-complex="Times New Roman1" style:font-size-complex="6pt"/>
    </style:style>
    <style:style style:name="P33"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34"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35" style:family="paragraph" style:parent-style-name="Standard">
      <style:paragraph-properties>
        <style:tab-stops>
          <style:tab-stop style:position="0.1252in"/>
          <style:tab-stop style:position="1in"/>
          <style:tab-stop style:position="7.5in" style:type="right"/>
        </style:tab-stops>
      </style:paragraph-properties>
    </style:style>
    <style:style style:name="T1" style:family="text">
      <style:text-properties fo:color="#000000" loext:opacity="100%" style:font-name="LM Mono Prop 102" fo:font-size="8.5pt" style:font-size-asian="8.5pt" style:font-name-complex="Times New Roman1" style:font-size-complex="8.5pt"/>
    </style:style>
    <style:style style:name="T2" style:family="text">
      <style:text-properties fo:color="#000000" loext:opacity="100%" style:font-name="LM Mono Prop 102" fo:font-size="8.5pt" style:text-underline-style="none" style:font-size-asian="8.5pt" style:font-name-complex="Times New Roman1" style:font-size-complex="8.5pt"/>
    </style:style>
    <style:style style:name="T3" style:family="text">
      <style:text-properties fo:color="#808080" loext:opacity="100%" style:font-name="LM Mono Prop 102" fo:font-size="8.5pt" style:font-size-asian="8.5pt" style:font-name-complex="Times New Roman1" style:font-size-complex="8.5pt"/>
    </style:style>
    <style:style style:name="T4" style:family="text">
      <style:text-properties fo:color="#808080" loext:opacity="100%"/>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style:font-name="LM Mono Prop 102" fo:font-size="9pt" style:font-size-asian="9pt" style:font-name-complex="Times New Roman1" style:font-size-complex="9pt"/>
    </style:style>
    <style:style style:name="T7" style:family="text">
      <style:text-properties style:font-name="LM Mono Prop 101" fo:font-size="9pt" style:font-size-asian="9pt" style:font-name-complex="Times New Roman1" style:font-size-complex="9pt"/>
    </style:style>
    <style:style style:name="T8" style:family="text">
      <style:text-properties fo:color="#808080" loext:opacity="100%" style:font-name="LM Mono Prop 102" fo:font-size="9pt" style:font-size-asian="9pt" style:font-name-complex="Times New Roman1" style:font-size-complex="9pt"/>
    </style:style>
    <style:style style:name="T9" style:family="text">
      <style:text-properties fo:color="#ef9d6e" loext:opacity="100%" style:font-name="LM Mono Prop 102" fo:font-size="11.5pt" fo:font-weight="bold" style:font-size-asian="11.5pt" style:font-weight-asian="bold" style:font-name-complex="Times New Roman1" style:font-size-complex="11.5pt" style:font-weight-complex="bold"/>
    </style:style>
    <style:style style:name="T10" style:family="text">
      <style:text-properties fo:color="#808080" loext:opacity="100%" style:font-name="LM Mono Prop 102" fo:font-size="8pt" style:font-size-asian="8pt" style:font-name-complex="Times New Roman1" style:font-size-complex="8pt"/>
    </style:style>
    <style:style style:name="T11" style:family="text">
      <style:text-properties fo:color="#404040" loext:opacity="100%" style:font-name="LM Mono Prop 102" fo:font-size="9pt" fo:font-weight="bold" style:font-size-asian="9pt" style:font-weight-asian="bold" style:font-name-complex="Times New Roman1" style:font-size-complex="9pt"/>
    </style:style>
    <style:style style:name="T12" style:family="text">
      <style:text-properties fo:color="#404040" loext:opacity="100%" style:font-name="LM Mono Prop 102" fo:font-size="9pt" fo:font-weight="bold" officeooo:rsid="00400e2a" style:font-size-asian="9pt" style:font-weight-asian="bold" style:font-name-complex="Times New Roman1" style:font-size-complex="9pt"/>
    </style:style>
    <style:style style:name="T13" style:family="text">
      <style:text-properties officeooo:rsid="00593c9e"/>
    </style:style>
    <style:style style:name="T14" style:family="text">
      <style:text-properties officeooo:rsid="001ea073"/>
    </style:style>
    <style:style style:name="T15" style:family="text">
      <style:text-properties officeooo:rsid="001cf0ad"/>
    </style:style>
    <style:style style:name="T16" style:family="text">
      <style:text-properties officeooo:rsid="006787e7"/>
    </style:style>
    <style:style style:name="T17" style:family="text">
      <style:text-properties officeooo:rsid="005cb281"/>
    </style:style>
    <style:style style:name="T18" style:family="text">
      <style:text-properties officeooo:rsid="005effc5"/>
    </style:style>
    <style:style style:name="T19" style:family="text">
      <style:text-properties officeooo:rsid="005d6cf3"/>
    </style:style>
    <style:style style:name="T20"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1" style:family="text">
      <style:text-properties fo:color="#404040" loext:opacity="100%" style:font-name="LM Mono Prop 102" fo:font-size="9pt" fo:font-weight="bold" style:font-size-asian="9pt" style:font-weight-asian="bold" style:font-name-complex="Times New Roman1" style:font-size-complex="9pt" style:font-weight-complex="bold"/>
    </style:style>
    <style:style style:name="T22" style:family="text">
      <style:text-properties officeooo:rsid="006a5f42"/>
    </style:style>
    <style:style style:name="T23" style:family="text">
      <style:text-properties fo:color="#404040" loext:opacity="100%" style:font-name="LM Mono Prop 102" fo:font-size="9pt" fo:font-weight="bold" officeooo:rsid="0042f61f" style:font-size-asian="9pt" style:font-weight-asian="bold" style:font-name-complex="Times New Roman1" style:font-size-complex="9pt"/>
    </style:style>
    <style:style style:name="T24" style:family="text">
      <style:text-properties officeooo:rsid="003994f9"/>
    </style:style>
    <style:style style:name="T25" style:family="text">
      <style:text-properties fo:color="#404040" loext:opacity="100%" fo:font-weight="bold" style:font-weight-asian="bold" style:font-weight-complex="normal"/>
    </style:style>
    <style:style style:name="T26" style:family="text">
      <style:text-properties officeooo:rsid="003a0b17"/>
    </style:style>
    <style:style style:name="T27"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28" style:family="text">
      <style:text-properties fo:color="#000000" loext:opacity="100%" style:font-name="LM Mono Prop 102" fo:font-size="10pt" style:font-size-asian="10pt" style:font-name-complex="Times New Roman1" style:font-size-complex="10pt"/>
    </style:style>
    <style:style style:name="T29" style:family="text">
      <style:text-properties style:font-name="LM Mono Prop 102" fo:font-size="9pt" fo:font-weight="normal" style:font-size-asian="9pt" style:font-weight-asian="normal" style:font-name-complex="Times New Roman1" style:font-size-complex="9pt"/>
    </style:style>
    <style:style style:name="T30" style:family="text">
      <style:text-properties officeooo:rsid="0023194a"/>
    </style:style>
    <style:style style:name="T31" style:family="text">
      <style:text-properties officeooo:rsid="00623ba1"/>
    </style:style>
    <style:style style:name="T32" style:family="text">
      <style:text-properties fo:color="#cccccc" loext:opacity="100%" style:font-name="LM Mono Prop 102" fo:font-size="8pt" style:font-size-asian="8pt" style:font-name-complex="Times New Roman1" style:font-size-complex="8pt"/>
    </style:style>
    <style:style style:name="T33" style:family="text">
      <style:text-properties fo:color="#ef9d6e" loext:opacity="100%" style:font-name="LM Mono Prop 102" fo:font-size="11.5pt" fo:font-weight="bold" officeooo:rsid="003f64f3" style:font-size-asian="11.5pt" style:font-weight-asian="bold" style:font-name-complex="Times New Roman1" style:font-size-complex="11.5pt" style:font-weight-complex="bold"/>
    </style:style>
    <style:style style:name="T34" style:family="text">
      <style:text-properties officeooo:rsid="0051cd01"/>
    </style:style>
    <style:style style:name="T35" style:family="text">
      <style:text-properties style:font-name="LM Mono Prop 102" fo:font-size="9pt" officeooo:rsid="001cf0ad" style:font-size-asian="9pt" style:font-name-complex="Times New Roman1" style:font-size-complex="9pt"/>
    </style:style>
    <style:style style:name="T36" style:family="text">
      <style:text-properties style:font-name="LM Mono Prop 102" fo:font-size="9pt" officeooo:rsid="0033352e" style:font-size-asian="9pt" style:font-name-complex="Times New Roman1" style:font-size-complex="9pt"/>
    </style:style>
    <style:style style:name="T37" style:family="text">
      <style:text-properties style:font-name="LM Mono Prop 102" fo:font-size="9pt" officeooo:rsid="002b2e10" style:font-size-asian="9pt" style:font-name-complex="Times New Roman1" style:font-size-complex="9pt"/>
    </style:style>
    <style:style style:name="T38" style:family="text">
      <style:text-properties style:font-name="LM Mono Prop 102" fo:font-size="9pt" officeooo:rsid="00212502" style:font-size-asian="9pt" style:font-name-complex="Times New Roman1" style:font-size-complex="9pt"/>
    </style:style>
    <style:style style:name="T39" style:family="text">
      <style:text-properties style:font-name="LM Mono Prop 102" fo:font-size="9pt" officeooo:rsid="0060dedb" style:font-size-asian="9pt" style:font-name-complex="Times New Roman1" style:font-size-complex="9pt"/>
    </style:style>
    <style:style style:name="T40" style:family="text">
      <style:text-properties style:font-name="LM Mono Prop 102" fo:font-size="9pt" officeooo:rsid="00549119" style:font-size-asian="9pt" style:font-name-complex="Times New Roman1" style:font-size-complex="9pt"/>
    </style:style>
    <style:style style:name="T41" style:family="text">
      <style:text-properties style:font-name="LM Mono Prop 102" fo:font-size="9pt" officeooo:rsid="00326171" style:font-size-asian="9pt" style:font-name-complex="Times New Roman1" style:font-size-complex="9pt"/>
    </style:style>
    <style:style style:name="T42" style:family="text">
      <style:text-properties style:font-name="LM Mono Prop 102" fo:font-size="9pt" officeooo:rsid="002f92e5" style:font-size-asian="9pt" style:font-name-complex="Times New Roman1" style:font-size-complex="9pt"/>
    </style:style>
    <style:style style:name="T43" style:family="text">
      <style:text-properties style:font-name="LM Mono Prop 102" fo:font-size="9pt" officeooo:rsid="0054752c" style:font-size-asian="9pt" style:font-name-complex="Times New Roman1" style:font-size-complex="9pt"/>
    </style:style>
    <style:style style:name="T44" style:family="text">
      <style:text-properties style:font-name="LM Mono Prop 102" fo:font-size="9pt" officeooo:rsid="0024f030" style:font-size-asian="9pt" style:font-name-complex="Times New Roman1" style:font-size-complex="9pt"/>
    </style:style>
    <style:style style:name="T45" style:family="text">
      <style:text-properties style:font-name="LM Mono Prop 102" fo:font-size="9pt" officeooo:rsid="002d97e2" style:font-size-asian="9pt" style:font-name-complex="Times New Roman1" style:font-size-complex="9pt"/>
    </style:style>
    <style:style style:name="T46" style:family="text">
      <style:text-properties style:font-name="LM Mono Prop 102" fo:font-size="9pt" officeooo:rsid="00337911" style:font-size-asian="9pt" style:font-name-complex="Times New Roman1" style:font-size-complex="9pt"/>
    </style:style>
    <style:style style:name="T47" style:family="text">
      <style:text-properties fo:color="#ef9d6e" loext:opacity="100%" style:font-name="LM Mono Prop 102" fo:font-size="11.5pt" fo:font-weight="bold" officeooo:rsid="00448490" style:font-size-asian="11.5pt" style:font-weight-asian="bold" style:font-name-complex="Times New Roman1" style:font-size-complex="11.5pt" style:font-weight-complex="bold"/>
    </style:style>
    <style:style style:name="T48" style:family="text">
      <style:text-properties fo:font-weight="bold" style:font-weight-asian="bold" style:font-weight-complex="bold"/>
    </style:style>
    <style:style style:name="T49" style:family="text">
      <style:text-properties fo:color="#ef9d6e" loext:opacity="100%" style:font-name="LM Mono Prop 102" fo:font-size="11.5pt" fo:font-weight="bold" officeooo:rsid="00560e65" style:font-size-asian="11.5pt" style:font-weight-asian="bold" style:font-name-complex="Times New Roman1" style:font-size-complex="11.5pt" style:font-weight-complex="bold"/>
    </style:style>
    <style:style style:name="T50" style:family="text">
      <style:text-properties style:font-name="LM Mono Prop 102" fo:font-size="9pt" fo:font-weight="bold" style:font-size-asian="9pt" style:font-weight-asian="bold" style:font-name-complex="Times New Roman1" style:font-size-complex="9pt" style:font-weight-complex="bold"/>
    </style:style>
    <style:style style:name="T51" style:family="text">
      <style:text-properties style:font-name="LM Mono Prop 102" fo:font-size="9pt" officeooo:rsid="003a0b17" style:font-size-asian="9pt" style:font-name-complex="Times New Roman1" style:font-size-complex="9pt"/>
    </style:style>
    <style:style style:name="T52" style:family="text">
      <style:text-properties style:font-name="LM Mono Prop 102" fo:font-size="9pt" officeooo:rsid="00498e55" style:font-size-asian="9pt" style:font-name-complex="Times New Roman1" style:font-size-complex="9pt"/>
    </style:style>
    <style:style style:name="T53" style:family="text">
      <style:text-properties style:font-name="LM Mono Prop 102" fo:font-size="9pt" fo:font-style="italic" fo:font-weight="bold" style:font-size-asian="9pt" style:font-style-asian="italic" style:font-weight-asian="bold" style:font-name-complex="Times New Roman1" style:font-size-complex="9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ane Edmonds</text:p>
      <text:p text:style-name="P2"/>
      <text:p text:style-name="P3">2208 Carroll Street #102</text:p>
      <text:p text:style-name="P3">Oakland, California 94606</text:p>
      <text:p text:style-name="P3">510-393-4416</text:p>
      <text:p text:style-name="P4"><text:span text:style-name="T1"><text:tab/></text:span><text:a xlink:type="simple" xlink:href="mailto:duane.edmonds@gmail.com" office:target-frame-name="mailto:duane.edmonds@gmail.com" xlink:show="replace" text:style-name="Internet_20_link" text:visited-style-name="Visited_20_Internet_20_Link"><text:span text:style-name="Internet_20_link"><text:span text:style-name="T2">duane.edmonds@gmail.com</text:span></text:span></text:a><text:span text:style-name="T3"><text:tab/></text:span><text:a xlink:type="simple" xlink:href="http://dedmonds.co/" text:style-name="Internet_20_link" text:visited-style-name="Visited_20_Internet_20_Link"><text:span text:style-name="Internet_20_link"><text:span text:style-name="T2">dedmonds.co</text:span></text:span></text:a><text:span text:style-name="T4"><text:tab/></text:span><text:a xlink:type="simple" xlink:href="https://github.com/usefulmove/" text:style-name="Internet_20_link" text:visited-style-name="Visited_20_Internet_20_Link"><text:span text:style-name="Internet_20_link"><text:span text:style-name="T2">github.com/usefulmove</text:span></text:span></text:a></text:p>
      <text:p text:style-name="P5"><text:tab/></text:p>
      <text:p text:style-name="P6"/>
      <text:p text:style-name="P7"><text:span text:style-name="T5">STATEMENT</text:span><text:span text:style-name="T6"><text:tab/>Passionate leader</text:span><text:span text:style-name="T7"> and development professional with more than 23 years of experience and a passion for building relationships and helping diverse, cross-functional teams deliver innovative solution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8"/>
      <text:p text:style-name="P9"><text:span text:style-name="T5">EXPERIENCE</text:span><text:span text:style-name="T8"><text:tab/></text:span><text:span text:style-name="T9">SummerBio</text:span><text:span text:style-name="T6"><text:tab/></text:span><text:span text:style-name="T8">Menlo Park, California</text:span></text:p>
      <text:p text:style-name="P10"><text:span text:style-name="T10"><text:tab/>1/2022 – 8/2022<text:tab/></text:span><text:span text:style-name="T11">Vice President </text:span><text:span text:style-name="T12">of</text:span><text:span text:style-name="T11"> Engineering</text:span></text:p>
      <text:list text:style-name="WWNum1">
        <text:list-item>
          <text:p text:style-name="P11">Accountable for automation and robotics engineering, cloud computing, Laboratory Information Management System (LIMS) development, and program management. Led a team committed to making a difference in fast-turnaround, high-availability, high-throughput COVID-19 qRT-PCR (quantitative reverse transcription PCR) clinical diagnostics<text:span text:style-name="T13">)</text:span></text:p>
        </text:list-item>
        <text:list-item>
          <text:p text:style-name="P12"><text:span text:style-name="T14">E</text:span>stablish<text:span text:style-name="T14">ed</text:span> engineering <text:span text:style-name="T15">and program </text:span><text:span text:style-name="T16">managment</text:span> standards <text:span text:style-name="T17">and</text:span> processes</text:p>
        </text:list-item>
        <text:list-item>
          <text:p text:style-name="P13">Guided data-driven enhancements in assay efficiency, testing capacities, lab efficiency, system uptime, and reliability in California’s highest-volume, CLIA-certified PCR laboratory (<text:span text:style-name="T18">20M COVID tests, 11-hour average turnaround, $13 average price per test, peak of </text:span>128,000 <text:span text:style-name="T18">tests</text:span> <text:span text:style-name="T18">in</text:span> 24 hours)</text:p>
        </text:list-item>
      </text:list>
      <text:p text:style-name="P14"/>
      <text:p text:style-name="P10"><text:span text:style-name="T10"><text:tab/>8/2021 – 1/2022<text:tab/></text:span><text:span text:style-name="T11">Director </text:span><text:span text:style-name="T12">of</text:span><text:span text:style-name="T11"> Automation Engineering</text:span></text:p>
      <text:list text:continue-numbering="true" text:style-name="WWNum1">
        <text:list-item>
          <text:p text:style-name="P13">Increased overall <text:span text:style-name="T19">testing </text:span>capacity by 30% through the systematic identification and implementation of assay, process, and automation improvements</text:p>
        </text:list-item>
        <text:list-item>
          <text:p text:style-name="P13">Managed the development, implementation, verification, and assay validation of a variable-ratio, high-throughput automated sample pooling system</text:p>
        </text:list-item>
      </text:list>
      <text:p text:style-name="P14"/>
      <text:p text:style-name="P15"><text:span text:style-name="T10"><text:tab/>9/2020 – 7/2021<text:tab/></text:span><text:span text:style-name="T9">Johnson &amp; Johnson</text:span><text:span text:style-name="T20"><text:tab/></text:span><text:span text:style-name="T8">Santa Clara, California</text:span></text:p>
      <text:p text:style-name="P10"><text:span text:style-name="T6"><text:tab/><text:tab/></text:span><text:span text:style-name="T11">Program Manager, Robotics &amp; Digital Solutions</text:span><text:span text:style-name="T21">, Advanced Development</text:span></text:p>
      <text:list text:continue-numbering="true" text:style-name="WWNum1">
        <text:list-item>
          <text:p text:style-name="P13">Managed multiple cross-functional teams in the design and development of the <text:span text:style-name="T22">OTTAVA</text:span> surgical robotic system (robot-assisted surgery)</text:p>
        </text:list-item>
        <text:list-item>
          <text:p text:style-name="P13">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14"/>
      <text:p text:style-name="P15"><text:span text:style-name="T10"><text:tab/>3/2015 – 9/2019<text:tab/></text:span><text:span text:style-name="T9">Ekso Bionics</text:span><text:span text:style-name="T6"><text:tab/></text:span><text:span text:style-name="T8">Richmond, California</text:span></text:p>
      <text:p text:style-name="P16"><text:span text:style-name="T6"><text:tab/><text:tab/></text:span><text:span text:style-name="T11">Director </text:span><text:span text:style-name="T12">of</text:span><text:span text:style-name="T11"> R&amp;D and Compliance </text:span><text:span text:style-name="T23">and </text:span><text:span text:style-name="T11">Director </text:span><text:span text:style-name="T12">of</text:span><text:span text:style-name="T11"> Medical Products and Systems</text:span></text:p>
      <text:list text:continue-numbering="true" text:style-name="WWNum1">
        <text:list-item>
          <text:p text:style-name="P13">Accountable for medical device product development, product lifecycle processes, design controls, verification, product and process validation, risk management, and customer complaint handling activities and processes</text:p>
        </text:list-item>
        <text:list-item>
          <text:p text:style-name="P13">Program Manager for medical device product development</text:p>
        </text:list-item>
        <text:list-item>
          <text:p text:style-name="P13">Responsible for product adherence to and consistency with the Quality Management System (QMS)</text:p>
        </text:list-item>
        <text:list-item>
          <text:p text:style-name="P13">Quality Council – Coordinated cross-company efforts to improve processes (effectiveness and efficiency), product quality, and device reliability using data from post-market surveillance activities</text:p>
        </text:list-item>
        <text:list-item>
          <text:p text:style-name="P13">Developed and implemented company-wide risk management processes</text:p>
        </text:list-item>
        <text:list-item>
          <text:p text:style-name="P13">Coordinated the preparation of Clinical Evaluation Reports (CERs) to support products in the European Union and authored a Clinical Evaluation standard operating procedure (SOP)</text:p>
        </text:list-item>
        <text:list-item>
          <text:p text:style-name="P13">Responsible for global adverse event monitoring and reporting</text:p>
        </text:list-item>
        <text:list-item>
          <text:p text:style-name="P13">Developed a complaint handling system and complaint database to enable data-driven analysis and enable process improvements</text:p>
        </text:list-item>
        <text:list-item>
          <text:p text:style-name="P13"><text:bookmark-start text:name="OLE_LINK1"/><text:bookmark-start text:name="OLE_LINK2"/>Performed customer complaints data analysis and identified performance improvement opportunities</text:p>
        </text:list-item>
        <text:list-item>
          <text:p text:style-name="P13">Managed the R&amp;D budget in a dynamic environment and provided consistent, detailed reporting on projections vs actuals, working intimately with accounting and executive teams</text:p>
        </text:list-item>
        <text:list-item>
          <text:p text:style-name="P17"><text:span text:style-name="T24">US</text:span> Patent US10694948B2 – Methods of exoskeleton communication and control (published 2020-06-30)<text:bookmark-end text:name="OLE_LINK2"/><text:bookmark-end text:name="OLE_LINK1"/></text:p>
        </text:list-item>
      </text:list>
      <text:p text:style-name="P18"><text:span text:style-name="T10"><text:tab/>6/2011 – 3/2015<text:tab/></text:span><text:span text:style-name="T11">Director</text:span><text:span text:style-name="T12"> of</text:span><text:span text:style-name="T11"> Software Engineering</text:span></text:p>
      <text:list text:continue-numbering="true" text:style-name="WWNum1">
        <text:list-item>
          <text:p text:style-name="P13">Led a strong team of Software &amp; Controls Engineers and Embedded Systems Engineers responsible for design, development, and testing of software for all medical products</text:p>
        </text:list-item>
        <text:list-item>
          <text:p text:style-name="P13">Responsible for creating, maintaining, and communicating the company’s medical device software development processes (e.g., coding standards, code reviews, testing and release processes)</text:p>
        </text:list-item>
        <text:list-item>
          <text:p text:style-name="P13">Developed standard processes for software development, risk management, and human subject testing</text:p>
        </text:list-item>
        <text:list-item>
          <text:p text:style-name="P13">Served on review board for product stage and phase gate reviews, accountable for approval of product safety and effectiveness, development stage progress, design outputs and documentation</text:p>
        </text:list-item>
      </text:list>
      <text:p text:style-name="P19"/>
      <text:p text:style-name="P10"><text:span text:style-name="T10"><text:tab/>7/2009 – 3/2012<text:tab/></text:span><text:span text:style-name="T11">Program Manager</text:span></text:p>
      <text:p text:style-name="P20"><text:tab/><text:tab/><text:span text:style-name="T25">EksoNR</text:span> (Class II medical robotic exoskeleton)</text:p>
      <text:list text:continue-numbering="true" text:style-name="WWNum1">
        <text:list-item>
          <text:p text:style-name="P13">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13">Guided the program stage-gated product development process through requirements generation, hazard analysis, risk assessment and mitigation, verification and validation, and design transfer into production</text:p>
        </text:list-item>
        <text:list-item>
          <text:p text:style-name="P13">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13">Obtained device CE certification enabling access to the European Union market 3 months after <text:span text:style-name="T26">US</text:span> release; developed and packaged Technical Documentation and supported review by Notified Body</text:p>
        </text:list-item>
      </text:list>
      <text:p text:style-name="P21"/>
      <text:p text:style-name="P22"><text:tab/><text:tab/><text:span text:style-name="T25">Human Unified Load Carrier</text:span> (HULC)</text:p>
      <text:list text:continue-numbering="true" text:style-name="WWNum1">
        <text:list-item>
          <text:p text:style-name="P13">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13">Coordinated development, procurement, and build efforts between engineering, procurement, and production teams in Orlando, Florida (Lockheed Martin) and Berkeley, California</text:p>
        </text:list-item>
        <text:list-item>
          <text:p text:style-name="P13">Reported detailed, monthly cost and performance progress using Earned Value Management (EVM)</text:p>
        </text:list-item>
      </text:list>
      <text:p text:style-name="P19"/>
      <text:p text:style-name="P15"><text:span text:style-name="T10"><text:tab/>10/2006 – 7/2009<text:tab/></text:span><text:span text:style-name="T9">Agilent Technologies</text:span><text:span text:style-name="T27"> </text:span><text:span text:style-name="T28">(acquired Velocity11 in 2008)</text:span><text:span text:style-name="T6"><text:tab/></text:span><text:span text:style-name="T8">Santa Clara, California</text:span></text:p>
      <text:p text:style-name="P10"><text:span text:style-name="T6"><text:tab/><text:tab/></text:span><text:span text:style-name="T11">R&amp;D Hardware and Systems Engineer</text:span><text:span text:style-name="T29">,</text:span><text:span text:style-name="T6"> Agilent Automation Solutions</text:span></text:p>
      <text:list text:continue-numbering="true" text:style-name="WWNum1">
        <text:list-item>
          <text:p text:style-name="P13">Responsible for <text:span text:style-name="T30">the development of</text:span> a 5-axis direct-drive, microplate-<text:span text:style-name="T24">handling</text:span> <text:span text:style-name="T24">robot arm</text:span> (DDR) from <text:span text:style-name="T30">initial</text:span> <text:span text:style-name="T30">concept </text:span>feasibility exploration <text:span text:style-name="T30">in</text:span>to <text:span text:style-name="T30">full</text:span> production</text:p>
        </text:list-item>
        <text:list-item>
          <text:p text:style-name="P13">Developed multi-threaded embedded software for a multi-axis embedded motion controller, including path planning, a custom low-level diagnostic interface, scheduler, system monitor, and exception handling</text:p>
        </text:list-item>
        <text:list-item>
          <text:p text:style-name="P13">Accountable for performance optimization</text:p>
        </text:list-item>
        <text:list-item>
          <text:p text:style-name="P13">Designed parameterized path planning and trajectory algorithm to coordinate motion on a 3-axis microplate handling system, including collision avoidance</text:p>
        </text:list-item>
        <text:list-item>
          <text:p text:style-name="P13"><text:span text:style-name="T31">Built</text:span> <text:span text:style-name="T31">custom </text:span>unit testing framework</text:p>
        </text:list-item>
        <text:list-item>
          <text:p text:style-name="P13">Developed rich, diagnostic command line interface that aided troubleshooting and decreased downtime</text:p>
        </text:list-item>
      </text:list>
      <text:p text:style-name="P19"/>
      <text:p text:style-name="P15"><text:span text:style-name="T10"><text:s/><text:tab/>9/1999 – 10/2006</text:span><text:span text:style-name="T32"><text:tab/></text:span><text:span text:style-name="T9">Berkeley Process Control</text:span><text:span text:style-name="T6"><text:tab/></text:span><text:span text:style-name="T8">Richmond, California</text:span></text:p>
      <text:p text:style-name="P10"><text:span text:style-name="T6"><text:tab/></text:span><text:span text:style-name="T11"><text:tab/>Project Manager and Controls Engineer</text:span></text:p>
      <text:list text:continue-numbering="true" text:style-name="WWNum1">
        <text:list-item>
          <text:p text:style-name="P13">Project Manager for various semiconductor wafer handling and robotics development projects</text:p>
        </text:list-item>
      </text:list>
      <text:p text:style-name="P23"><text:tab/>-<text:tab/>Guided <text:span text:style-name="T15">engineering</text:span> development, procurement, and production</text:p>
      <text:p text:style-name="P23"><text:tab/>-<text:tab/>Tracked development effort and material costs</text:p>
      <text:p text:style-name="P23"><text:tab/>-<text:tab/>Negotiated equipment acceptance definitions</text:p>
      <text:list text:continue-numbering="true" text:style-name="WWNum1">
        <text:list-item>
          <text:p text:style-name="P13">Controls Systems Lead for design and development of motion control system software</text:p>
        </text:list-item>
      </text:list>
      <text:p text:style-name="P23"><text:tab/>-<text:tab/>Designed control software for multi-axis coordinated motion, error handling, and user interfaces</text:p>
      <text:p text:style-name="P23"><text:tab/>-<text:tab/>Developed robust and automatic, machine-to-machine calibration (autocalibration) algorithms</text:p>
      <text:p text:style-name="P23"><text:tab/>-<text:tab/>Designed a light, custom and secure communication protocol with validated data integrity</text:p>
      <text:list text:continue-numbering="true" text:style-name="WWNum1">
        <text:list-item>
          <text:p text:style-name="P13">Developed an algorithm that allows the exact specification and control to a non-radial, linear point-to-point path and motion profile for 200mm and 300mm wafer handling robotic arm</text:p>
        </text:list-item>
        <text:list-item>
          <text:p text:style-name="P13">Designed and developed a control scheme for a pneumatic servo system (accurate position control of an instrumented pneumatic cylinder) involving control hardware selection and software design</text:p>
        </text:list-item>
      </text:list>
      <text:p text:style-name="P24"><text:span text:style-name="T10"><text:tab/>11/1997 – 8/1998<text:tab/></text:span><text:span text:style-name="T33">Texas A&amp;M V</text:span><text:span text:style-name="T9">ibration Control and Electromagnetics Laboratory</text:span><text:span text:style-name="T6"><text:tab/></text:span><text:span text:style-name="T8">College Station, Texas</text:span></text:p>
      <text:p text:style-name="P25"><text:tab/><text:tab/><text:span text:style-name="T34">Undergraduate </text:span>Research Assistant – Advisor: Dr. Alan B. Palazzolo</text:p>
      <text:p text:style-name="P26"><text:tab/>Fuzzy Logic Expert System Control of Magnetic Bearings on High-Energy Energy Storage Flywheels</text:p>
      <text:p text:style-name="P27"/>
      <text:p text:style-name="P28"><text:span text:style-name="T5">STANDARDS</text:span><text:span text:style-name="T6"><text:tab/>21 CFR 820 (QSR), Medical Device Directive 93/42/EEC, ISO 13485 (QMS), IEC 62304 (Software Development), ISO 14971 (Risk), IEC 60601-1 (Safety/Essential Performance), MEDDEV 2.7/1 (Clinical Eval</text:span><text:span text:style-name="T35">uation</text:span><text:span text:style-name="T6">), HIPAA</text:span></text:p>
      <text:p text:style-name="P19"/>
      <text:p text:style-name="P28"><text:span text:style-name="T5">STRENGTHS</text:span><text:span text:style-name="T6"><text:tab/>Objectives &amp; Key Results (OKRs), </text:span><text:span text:style-name="T36">medical device development (design controls, risk management, requirements management),</text:span><text:span text:style-name="T6"> program </text:span><text:span text:style-name="T35">and project</text:span><text:span text:style-name="T6"> management (Microsoft Project, Smartsheet), agile </text:span><text:span text:style-name="T37">software </text:span><text:span text:style-name="T6">development (Kanban, Scrum, Jira, </text:span><text:span text:style-name="T38">Test </text:span><text:span text:style-name="T36">Driven</text:span><text:span text:style-name="T38"> Development</text:span><text:span text:style-name="T6">), </text:span><text:span text:style-name="T39">mechatronics, </text:span><text:span text:style-name="T6">embedded </text:span><text:span text:style-name="T35">system</text:span><text:span text:style-name="T40">s</text:span><text:span text:style-name="T6"> (C, </text:span><text:span text:style-name="T38">C++</text:span><text:span text:style-name="T6">, Linux), data analysis </text:span><text:span text:style-name="T38">and visualization</text:span><text:span text:style-name="T6"> (SQL, R, </text:span><text:span text:style-name="T41">Python, </text:span><text:span text:style-name="T35">Tidyverse</text:span><text:span text:style-name="T6">), </text:span><text:span text:style-name="T40">domain-specific language (DSL) development</text:span><text:span text:style-name="T6">, </text:span><text:span text:style-name="T37">graphical user interface (GUI) development (JavaScript/</text:span><text:span text:style-name="T42">TypeScript</text:span><text:span text:style-name="T37">, ReactJS, Material UI)</text:span></text:p>
      <text:p text:style-name="P29"/>
      <text:p text:style-name="P28"><text:span text:style-name="T5">INTERESTS</text:span><text:span text:style-name="T6"><text:tab/>Open source </text:span><text:span text:style-name="T43">software </text:span><text:span text:style-name="T36">development</text:span><text:span text:style-name="T6">, data analysis and modeling, </text:span><text:span text:style-name="T44">business analytics,</text:span><text:span text:style-name="T6"> functional programming, </text:span><text:span text:style-name="T45">algorithms, </text:span><text:span text:style-name="T46">language-oriented programming, </text:span><text:span text:style-name="T41">Scheme</text:span><text:span text:style-name="T6">, </text:span><text:span text:style-name="T46">Racket, </text:span><text:span text:style-name="T35">Scala</text:span></text:p>
      <text:p text:style-name="P29"/>
      <text:p text:style-name="P30"><text:span text:style-name="T5">EDUCATION</text:span><text:span text:style-name="T8"><text:tab/></text:span><text:span text:style-name="T9">University of Californi</text:span><text:span text:style-name="T47">a at Berkeley</text:span></text:p>
      <text:p text:style-name="P31"><text:span text:style-name="T10"><text:tab/>8/1998 – 9/1999<text:tab/></text:span><text:span text:style-name="T6">Advanced Control Systems, Department of Mechanical Engineering</text:span></text:p>
      <text:p text:style-name="P25"><text:tab/><text:tab/><text:span text:style-name="T48">3.78</text:span> <text:span text:style-name="T26">GPA,</text:span> Successfully passed Preliminary Examinations for doctoral degree candidacy</text:p>
      <text:p text:style-name="P32"/>
      <text:p text:style-name="P33"><text:span text:style-name="T10"><text:tab/>8/1993 – 7/1998</text:span><text:span text:style-name="T32"><text:tab/></text:span><text:span text:style-name="T9">Texas A&amp;M Universit</text:span><text:span text:style-name="T49">y at College Station</text:span></text:p>
      <text:p text:style-name="P34"><text:tab/><text:tab/>Bachelor of Science Degree, Department of Mechanical Engineering – Dynamics and Control Systems</text:p>
      <text:p text:style-name="P35"><text:span text:style-name="T6"><text:tab/><text:tab/></text:span><text:span text:style-name="T50">3.96</text:span><text:span text:style-name="T6"> </text:span><text:span text:style-name="T51">GPR</text:span><text:span text:style-name="T6"> (major), </text:span><text:span text:style-name="T50">3.93</text:span><text:span text:style-name="T6"> </text:span><text:span text:style-name="T51">GPR</text:span><text:span text:style-name="T6"> (overall), </text:span><text:span text:style-name="T52">Graduated </text:span><text:span text:style-name="T53">summa cum lau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2</meta:editing-cycles>
    <meta:creation-date>2022-04-17T00:33:00</meta:creation-date>
    <dc:date>2025-01-06T15:25:50.091064931</dc:date>
    <meta:generator>LibreOffice/24.8.3.2$Linux_X86_64 LibreOffice_project/480$Build-2</meta:generator>
    <meta:editing-duration>PT5H20M50S</meta:editing-duration>
    <meta:print-date>2025-01-06T15:13:42.094391488</meta:print-date>
    <meta:document-statistic meta:table-count="0" meta:image-count="0" meta:object-count="0" meta:page-count="3" meta:paragraph-count="80" meta:word-count="1272" meta:character-count="9847" meta:non-whitespace-character-count="8634"/>
    <meta:user-defined meta:name="Company">Ekso Bionics</meta:user-defined>
    <meta:template xlink:type="simple" xlink:actuate="onRequest" xlink:title="Normal.dotm" xlink:href=""/>
  </office:meta>
</office:document-meta>
</file>